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0900002B8D0000115E4E6BC77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38%" fo:text-align="justify" style:justify-single-word="false" style:writing-mode="lr-tb"/>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paragraph-properties fo:margin-left="1.199cm" fo:margin-right="0cm" fo:margin-top="0cm" fo:margin-bottom="0cm" style:contextual-spacing="false" fo:line-height="138%" fo:text-align="justify" style:justify-single-word="false" fo:text-indent="-0.6cm"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8" style:family="paragraph" style:parent-style-name="Text_20_body" style:list-style-name="L2">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9" style:family="paragraph" style:parent-style-name="Text_20_body">
      <style:paragraph-properties fo:margin-top="0cm" fo:margin-bottom="0cm" style:contextual-spacing="false" fo:line-height="138%" fo:text-align="center" style:justify-single-word="false" style:writing-mode="lr-tb"/>
    </style:style>
    <style:style style:name="P10" style:family="paragraph" style:parent-style-name="Text_20_body" style:list-style-name="L1" style:master-page-name="">
      <style:paragraph-properties fo:margin-left="0cm" fo:margin-right="0cm" fo:margin-top="0cm" fo:margin-bottom="0cm" style:contextual-spacing="false" fo:line-height="138%" fo:text-align="justify" style:justify-single-word="false" fo:text-indent="0cm"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11" style:family="paragraph" style:parent-style-name="Table_20_Contents">
      <style:paragraph-properties fo:margin-top="0cm" fo:margin-bottom="0cm" style:contextual-spacing="false" fo:line-height="120%" fo:text-align="justify" style:justify-single-word="false" style:writing-mode="lr-tb"/>
    </style:style>
    <style:style style:name="P12" style:family="paragraph" style:parent-style-name="Table_20_Contents">
      <style:paragraph-properties fo:margin-top="0cm" fo:margin-bottom="0cm" style:contextual-spacing="false" fo:line-height="138%" fo:text-align="justify" style:justify-single-word="false" style:writing-mode="lr-tb"/>
    </style:style>
    <style:style style:name="P13" style:family="paragraph" style:parent-style-name="Heading_20_4">
      <style:paragraph-properties fo:margin-top="0.494cm" fo:margin-bottom="0.141cm" style:contextual-spacing="false" fo:line-height="138%" fo:text-align="center" style:justify-single-word="false" style:writing-mode="lr-tb"/>
      <style:text-properties fo:font-variant="normal" fo:text-transform="none" fo:color="#0000ff" style:text-line-through-style="none" style:text-line-through-type="none" style:text-underline-style="none"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22fa7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4be3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24c94a"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style-asian="normal" style:font-weight-asian="bold" style:font-size-complex="14pt" style:font-style-complex="normal" style:font-weight-complex="bold"/>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Courier New"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weight-asian="bold" style:font-weight-complex="bold"/>
    </style:style>
    <style:style style:name="T14" style:family="text">
      <style:text-properties fo:font-style="italic"/>
    </style:style>
    <style:style style:name="T15" style:family="text">
      <style:text-properties fo:font-weight="bold"/>
    </style:style>
    <style:style style:name="T16" style:family="text">
      <style:text-properties officeooo:rsid="0026c87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Proyecto </text:span><text:span text:style-name="T7">3</text:span><text:span text:style-name="T6">.</text:span><text:span text:style-name="T9">2</text:span><text:span text:style-name="T6">.</text:span><text:span text:style-name="T9">1</text:span><text:span text:style-name="T8">.</text:span><text:span text:style-name="T6"> </text:span><text:span text:style-name="T9">El alien toca botón</text:span></text:p>
      <text:list xml:id="list5137479895618320244" text:style-name="L1">
        <text:list-header>
          <text:p text:style-name="P10"><text:bookmark text:name="docs-internal-guid-b588ec7f-f7e2-e3f1-f41f-f8747b9d9ff7"/>En esta actividad no vamos a trabajar con bolitas… directamente. La idea es que en el tablero hay un alien que para poder activar su nave tiene que apretar un botón, para lo cual primero tiene que llegar hasta él. Entonces, tu trabajo es fácil: escribí un programa que haga que el alien apriete el botón. <text:span text:style-name="T16">F</text:span>ijate que no vas a poder usar los comandos primitivos, sino <text:span text:style-name="T15">procedimientos primitivos</text:span> que hablan del alien y el botón. Investigá un poco el entorno para encontrarlos.</text:p>
        </text:list-header>
      </text:list>
      <text:h text:style-name="P13" text:outline-level="4"><draw:frame draw:style-name="fr1" draw:name="Image1" text:anchor-type="as-char" svg:width="7.638cm" svg:height="3.528cm" draw:z-index="0"><draw:image xlink:href="Pictures/2000000900002B8D0000115E4E6BC774.svm" xlink:type="simple" xlink:show="embed" xlink:actuate="onLoad"/><svg:title>ElAlienTocaBotón.png</svg:title></draw:frame></text:h>
      <text:p text:style-name="P3"/>
      <table:table table:name="Table1" table:style-name="Table1">
        <table:table-column table:style-name="Table1.A"/>
        <table:table-row>
          <table:table-cell table:style-name="Table1.A1" office:value-type="string">
            <text:p text:style-name="P4"><text:span text:style-name="T1">Pastilla: </text:span><text:span text:style-name="T2">El dato</text:span></text:p>
            <text:p text:style-name="P5"><text:span text:style-name="T2">¿En qué se diferencian los comandos primitivos y los procedimientos primitivos? Los comandos primitivos, como </text:span><text:span text:style-name="T13">Poner</text:span><text:span text:style-name="T2">, </text:span><text:span text:style-name="T13">Sacar </text:span><text:span text:style-name="T2">y </text:span><text:span text:style-name="T13">Mover</text:span><text:span text:style-name="T2"> vienen con Gobstones. En cambio, los </text:span><text:span text:style-name="T1">procedimientos primitivos </text:span><text:span text:style-name="T2">son </text:span><text:span text:style-name="T5">procedimientos </text:span><text:span text:style-name="T2">hechos ad hoc para algunos proyectos, pero no forman parte del lenguaje. De hecho, ¡alguien los programó usando Gobstones!</text:span></text:p>
          </table:table-cell>
        </table:table-row>
      </table:table>
      <text:list xml:id="list214548515177516" text:continue-numbering="true" text:style-name="L1">
        <text:list-header>
          <text:p text:style-name="P7"><text:span text:style-name="T4"/></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18T21:45:48.449000000</dc:date>
    <meta:editing-duration>PT16M24S</meta:editing-duration>
    <meta:editing-cycles>21</meta:editing-cycles>
    <meta:generator>LibreOffice/4.2.5.2$Windows_x86 LibreOffice_project/6ff819b65674ae6c83f3cbab9e4a4c2b292a7a94</meta:generator>
    <meta:document-statistic meta:table-count="1" meta:image-count="1" meta:object-count="0" meta:page-count="1" meta:paragraph-count="5" meta:word-count="140" meta:character-count="859" meta:non-whitespace-character-count="723"/>
  </office:meta>
</office:document-meta>
</file>